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1.579cm" fo:min-width="4cm" loext:decorative="false"/>
      <style:paragraph-properties style:writing-mode="lr-tb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1.578cm" fo:min-width="4cm" loext:decorative="false"/>
      <style:paragraph-properties style:writing-mode="lr-tb"/>
    </style:style>
    <style:style style:name="gr3" style:family="graphic" style:parent-style-name="standard">
      <style:graphic-properties svg:stroke-color="#ffffff" svg:stroke-opacity="0%" draw:fill="none" draw:fill-color="#ffffff" loext:fill-use-slide-background="false" draw:textarea-horizontal-align="justify" draw:textarea-vertical-align="middle" draw:auto-grow-height="false" fo:min-height="0.436cm" fo:min-width="4cm" loext:decorative="false"/>
      <style:paragraph-properties style:writing-mode="lr-tb"/>
    </style:style>
    <style:style style:name="gr4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 loext:decorative="false"/>
    </style:style>
    <style:style style:name="gr6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 loext:decorative="false"/>
    </style:style>
    <style:style style:name="gr7" style:family="graphic" style:parent-style-name="standard">
      <style:graphic-properties svg:stroke-color="#ffffff" svg:stroke-opacity="0%" draw:fill="none" draw:fill-color="#ffffff" loext:fill-use-slide-background="false" draw:textarea-horizontal-align="justify" draw:textarea-vertical-align="middle" draw:auto-grow-height="false" fo:min-height="0.436cm" fo:min-width="1cm" loext:decorative="false"/>
      <style:paragraph-properties style:writing-mode="lr-tb"/>
    </style:style>
    <style:style style:name="gr8" style:family="graphic" style:parent-style-name="standard">
      <style:graphic-properties svg:stroke-color="#ffffff" svg:stroke-opacity="0%" draw:fill="none" draw:fill-color="#ffffff" loext:fill-use-slide-background="false" draw:textarea-horizontal-align="justify" draw:textarea-vertical-align="middle" draw:auto-grow-height="false" fo:min-height="0.436cm" fo:min-width="5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5cm" svg:height="1.829cm" svg:x="2.25cm" svg:y="5.8cm">
          <text:p text:style-name="P1">Ardui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5cm" svg:height="1.829cm" svg:x="14.25cm" svg:y="5.8cm">
          <text:p text:style-name="P1">ESP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5cm" svg:height="1.829cm" svg:x="8.25cm" svg:y="5.8cm">
          <text:p text:style-name="P1">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cm" svg:height="1.828cm" svg:x="8.25cm" svg:y="1.686cm">
          <text:p text:style-name="P1">Brow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5cm" svg:height="0.686cm" svg:x="2.25cm" svg:y="5.114cm">
          <text:p text:style-name="P3"><text:span text:style-name="T1">water-channel-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4.5cm" svg:height="0.686cm" svg:x="8.25cm" svg:y="5.114cm">
          <text:p text:style-name="P3"><text:span text:style-name="T1">river-monitoring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5cm" svg:height="0.686cm" svg:x="14.25cm" svg:y="5.114cm">
          <text:p text:style-name="P3"><text:span text:style-name="T1">water-level-monito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5cm" svg:height="0.686cm" svg:x="8.25cm" svg:y="1cm">
          <text:p text:style-name="P3"><text:span text:style-name="T1">river-monitoring-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s" svg:x1="10.5cm" svg:y1="5.114cm" svg:x2="10.5cm" svg:y2="3.514cm" draw:start-shape="id1" draw:start-glue-point="0" draw:end-shape="id2" draw:end-glue-point="2" svg:d="M10500 5114v-500-599-501" svg:viewBox="0 0 1 1601">
          <text:p text:style-name="P5"/>
        </draw:connector>
        <draw:connector draw:style-name="gr5" draw:text-style-name="P6" draw:layer="layout" draw:type="lines" svg:x1="4.5cm" svg:y1="7.629cm" svg:x2="10.5cm" svg:y2="7.629cm" draw:start-shape="id3" draw:start-glue-point="2" draw:end-shape="id4" draw:end-glue-point="2" svg:d="M4500 7629v500h6000v-500" svg:viewBox="0 0 6001 501">
          <text:p/>
        </draw:connector>
        <draw:connector draw:style-name="gr6" draw:text-style-name="P6" draw:layer="layout" draw:type="lines" svg:x1="10.5cm" svg:y1="7.629cm" svg:x2="16.5cm" svg:y2="7.629cm" draw:start-shape="id4" draw:start-glue-point="2" draw:end-shape="id5" draw:end-glue-point="2" svg:d="M10500 7629v500h6000v-500" svg:viewBox="0 0 6001 501">
          <text:p/>
        </draw:connector>
        <draw:custom-shape draw:style-name="gr7" draw:text-style-name="P8" draw:layer="layout" svg:width="1.5cm" svg:height="0.686cm" svg:x="10.5cm" svg:y="3.971cm">
          <text:p text:style-name="P7"><text:span text:style-name="T1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6cm" svg:height="0.686cm" svg:x="4.5cm" svg:y="8.314cm">
          <text:p text:style-name="P3"><text:span text:style-name="T1">Ser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6cm" svg:height="0.686cm" svg:x="10.5cm" svg:y="8.314cm">
          <text:p text:style-name="P3"><text:span text:style-name="T1">MQT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6:04:54.274916488</meta:creation-date>
    <dc:date>2024-02-03T16:24:02.973369617</dc:date>
    <meta:editing-duration>PT19M9S</meta:editing-duration>
    <meta:editing-cycles>4</meta:editing-cycles>
    <meta:generator>LibreOffice/7.6.4.1$Linux_X86_64 LibreOffice_project/60$Build-1</meta:generator>
    <meta:document-statistic meta:object-count="14"/>
  </office:meta>
</office:document-meta>
</file>